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position="0% 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stant</text:p>
      <text:p text:style-name="Standard">log n </text:p>
      <text:p text:style-name="Standard">n (linear)</text:p>
      <text:p text:style-name="Standard">n log n (“linearithmic” - no such word)</text:p>
      <text:p text:style-name="Standard">n^2</text:p>
      <text:p text:style-name="Standard">n^3</text:p>
      <text:p text:style-name="Standard"><text:s text:c="2"/>.</text:p>
      <text:p text:style-name="Standard"><text:s text:c="2"/>.</text:p>
      <text:p text:style-name="Standard"><text:s text:c="2"/>.</text:p>
      <text:p text:style-name="Standard">2^n</text:p>
      <text:p text:style-name="Standard"/>
      <text:p text:style-name="Standard"/>
      <text:p text:style-name="Standard">Can be times between all other running times, not set in stone. (Infinite number of classes in this list)</text:p>
      <text:p text:style-name="Standard"/>
      <text:p text:style-name="Standard">~f(n) = proportional to a constant times f(n) for sufficiently large n.</text:p>
      <text:p text:style-name="Standard">Other books:</text:p>
      <text:p text:style-name="Standard"><text:tab/>(Theta)(f(n))</text:p>
      <text:p text:style-name="Standard"/>
      <text:p text:style-name="Standard">O(f(n)) – less precise; means &lt;= constant * f(n) for …</text:p>
      <text:p text:style-name="Standard"/>
      <text:p text:style-name="Standard">Example running times:</text:p>
      <text:p text:style-name="Standard"><text:tab/>10n<text:span text:style-name="T2">2</text:span> + 5n logn + 12<text:span text:style-name="T1">n</text:span><text:span text:style-name="T3">3</text:span> + 15</text:p>
      <text:p text:style-name="Standard"><text:tab/><text:tab/><text:tab/><text:tab/>|</text:p>
      <text:p text:style-name="Standard"><text:tab/><text:tab/><text:tab/><text:tab/>→ ~n<text:span text:style-name="T2">3</text:span></text:p>
      <text:p text:style-name="Standard"><text:span text:style-name="T2"/></text:p>
      <text:p text:style-name="P1">We can <text:span text:style-name="T1">time</text:span> programs … but inherent difficulties!</text:p>
      <text:p text:style-name="P1"><text:tab/>Not accurate</text:p>
      <text:p text:style-name="P1"><text:tab/>Hard to generalize</text:p>
      <text:p text:style-name="P1">Instead we count operations (usually pick representative operations, not all of them)</text:p>
      <text:p text:style-name="P1"/>
      <text:p text:style-name="P1">For example:</text:p>
      <text:p text:style-name="P1"><text:tab/>Count comparisons in sorting algorithms</text:p>
      <text:p text:style-name="P1"><text:tab/>Count array operations in search algorithms</text:p>
      <text:p text:style-name="P1"><text:tab/><text:tab/>Accessing</text:p>
      <text:p text:style-name="P1"><text:tab/><text:tab/>Moving</text:p>
      <text:p text:style-name="P1"><text:tab/><text:tab/>Comparing</text:p>
      <text:p text:style-name="P1"><text:tab/><text:tab/><text:tab/>Ex: Inserting into a sorted list: log n comparisons to locate where to insert</text:p>
      <text:p text:style-name="P1"><text:tab/><text:tab/><text:tab/> <text:s text:c="6"/>but then we have to <text:span text:style-name="T1">shift</text:span><text:span text:style-name="T4"> elements to the right to make room.</text:span></text:p>
      <text:p text:style-name="P1"><text:span text:style-name="T4"/></text:p>
      <text:p text:style-name="P1"><text:span text:style-name="T4">for(int i = 0, i &lt; n; i++)</text:span></text:p>
      <text:p text:style-name="P1"><text:span text:style-name="T4"><text:tab/>for(int j = 0, j &lt; n; j++)</text:span></text:p>
      <text:p text:style-name="P1"><text:span text:style-name="T4"><text:tab/><text:tab/>for(int k = 0, k &lt; n; k++)</text:span></text:p>
      <text:p text:style-name="P1"><text:span text:style-name="T4"><text:tab/><text:tab/><text:tab/><text:tab/><text:tab/></text:span><text:span text:style-name="T1">Runs in time n^3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/></text:p>
      <text:p text:style-name="P1"><text:span text:style-name="T4">for(int i = 0, i &lt; n; i++)</text:span></text:p>
      <text:p text:style-name="P1"><text:span text:style-name="T4"><text:tab/>for(int j = i, j &lt; n; j++)</text:span></text:p>
      <text:p text:style-name="P1"><text:span text:style-name="T4"/></text:p>
      <text:p text:style-name="P1"><text:span text:style-name="T4"><text:tab/><text:tab/>Runs in time <text:s text:c="2"/>(n(n+1))/2</text:span></text:p>
      <text:p text:style-name="P1"><text:span text:style-name="T4"><text:tab/><text:tab/>or about <text:tab/>n^2 time</text:span></text:p>
      <text:p text:style-name="P1"><text:span text:style-name="T4"/></text:p>
      <text:p text:style-name="P1"><text:span text:style-name="T4">Where else does this formula occur?</text:span></text:p>
      <text:p text:style-name="P1"><text:span text:style-name="T4"><text:tab/>|5|4|3|2|1|0|<text:tab/>1 comparison</text:span></text:p>
      <text:p text:style-name="P1"><text:span text:style-name="T4"><text:tab/>|4|5|3|2|1|0|<text:tab/>2 comparisons</text:span></text:p>
      <text:p text:style-name="P1"><text:span text:style-name="T4"><text:tab/>|3|4|5|2|1|0|<text:tab/>3 comparisons</text:span></text:p>
      <text:p text:style-name="P1"><text:span text:style-name="T4"><text:tab/>|2|3|4|5|1|0|<text:tab/>4 comparisons</text:span></text:p>
      <text:p text:style-name="P1"><text:span text:style-name="T4"><text:tab/>|1|2|3|4|5|0|<text:tab/>5 comparisons</text:span></text:p>
      <text:p text:style-name="P1"><text:span text:style-name="T4"><text:tab/>|0|1|2|3|4|5|<text:tab/>6 comparisons</text:span></text:p>
      <text:p text:style-name="P1"><text:span text:style-name="T4"/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MPSC250<text:tab/>ICN<text:tab/>2012120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12-07T11:06:50</meta:creation-date>
    <dc:date>2012-12-07T11:37:09</dc:date>
    <dc:creator>Braden Licastro</dc:creator>
    <meta:editing-duration>PT27M52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2" meta:paragraph-count="47" meta:word-count="225" meta:character-count="1268" meta:non-whitespace-character-count="1028"/>
  </office:meta>
</office:document-meta>
</file>